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21cm"/>
    </style:style>
    <style:style style:name="co4" style:family="table-column">
      <style:table-column-properties fo:break-before="auto" style:column-width="4.794cm"/>
    </style:style>
    <style:style style:name="co5" style:family="table-column">
      <style:table-column-properties fo:break-before="auto" style:column-width="6.2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 style:parent-style-name="Note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Apellido, Nombre</text:p>
          </table:table-cell>
          <table:table-cell table:style-name="ce1" office:value-type="string" calcext:value-type="string">
            <office:annotation draw:style-name="gr1" draw:text-style-name="P2" svg:width="2.899cm" svg:height="1.386cm" svg:x="9.193cm" svg:y="0cm" draw:caption-point-x="-0.609cm" draw:caption-point-y="0.01cm">
              <dc:creator>NA</dc:creator>
              <dc:date>2014-04-23T00:00:00</dc:date>
              <text:p text:style-name="P1"><text:span text:style-name="T1">Longitud total del texto. Función </text:span><text:span text:style-name="T2">LARGO</text:span><text:span text:style-name="T1">.</text:span></text:p>
            </office:annotation>
            <text:p>Longitud</text:p>
          </table:table-cell>
          <table:table-cell table:style-name="ce1" office:value-type="string" calcext:value-type="string">
            <office:annotation draw:style-name="gr2" draw:text-style-name="P2" svg:width="2.899cm" svg:height="1.781cm" svg:x="11.451cm" svg:y="0cm" draw:caption-point-x="-0.61cm" draw:caption-point-y="0.01cm">
              <dc:creator>NA</dc:creator>
              <dc:date>2014-04-23T00:00:00</dc:date>
              <text:p text:style-name="P1"><text:span text:style-name="T1">Posición de la coma dentro del texto. Función </text:span><text:span text:style-name="T2">HALLAR</text:span><text:span text:style-name="T1">.</text:span></text:p>
            </office:annotation>
            <text:p>Posición coma</text:p>
          </table:table-cell>
          <table:table-cell table:style-name="ce1" office:value-type="string" calcext:value-type="string">
            <office:annotation draw:style-name="gr1" draw:text-style-name="P2" svg:width="2.899cm" svg:height="1.386cm" svg:x="16.272cm" svg:y="0cm" draw:caption-point-x="-0.61cm" draw:caption-point-y="0.01cm">
              <dc:creator>NA</dc:creator>
              <dc:date>2014-04-23T00:00:00</dc:date>
              <text:p text:style-name="P1"><text:span text:style-name="T1">Extraer apellido con función </text:span><text:span text:style-name="T2">IZQUIERDA</text:span><text:span text:style-name="T1">.</text:span></text:p>
            </office:annotation>
            <text:p>Apellido</text:p>
          </table:table-cell>
          <table:table-cell table:style-name="ce1" office:value-type="string" calcext:value-type="string">
            <office:annotation draw:style-name="gr1" draw:text-style-name="P2" svg:width="2.899cm" svg:height="1.386cm" svg:x="21.066cm" svg:y="0cm" draw:caption-point-x="-0.61cm" draw:caption-point-y="0.01cm">
              <dc:creator>NA</dc:creator>
              <dc:date>2014-04-23T00:00:00</dc:date>
              <text:p text:style-name="P1"><text:span text:style-name="T1">Extraer nombre con función </text:span><text:span text:style-name="T2">DERECHA</text:span><text:span text:style-name="T1">.</text:span></text:p>
            </office:annotation>
            <text:p>Nombre</text:p>
          </table:table-cell>
          <table:table-cell table:style-name="ce1" office:value-type="string" calcext:value-type="string">
            <office:annotation draw:style-name="gr3" draw:text-style-name="P2" svg:width="2.899cm" svg:height="2.176cm" svg:x="27.286cm" svg:y="0cm" draw:caption-point-x="-0.61cm" draw:caption-point-y="0.01cm">
              <dc:creator>NA</dc:creator>
              <dc:date>2014-04-23T00:00:00</dc:date>
              <text:p text:style-name="P1"><text:span text:style-name="T1">Concatenar nombre y apellido, en formato </text:span><text:span text:style-name="T2">NOMPROPIO</text:span><text:span text:style-name="T1">.</text:span></text:p>
            </office:annotation>
            <text:p>Nombre Apellido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 calcext:value-type="string">
            <text:p>BASTARDAS FRANCH, ANA INÉS</text:p>
          </table:table-cell>
          <table:table-cell table:style-name="ce2" table:formula="of:=LEN([.$A2])" office:value-type="float" office:value="26" calcext:value-type="float">
            <text:p>26</text:p>
          </table:table-cell>
          <table:table-cell table:style-name="ce2" table:formula="of:=SEARCH(&quot;,&quot;;[.$A2])" office:value-type="float" office:value="17" calcext:value-type="float">
            <text:p>17</text:p>
          </table:table-cell>
          <table:table-cell table:style-name="ce2" table:formula="of:=LEFT([.$A2]; SEARCH(&quot;,&quot;;[.$A2]) - 1)" office:value-type="string" office:string-value="BASTARDAS FRANCH" calcext:value-type="string">
            <text:p>BASTARDAS FRANCH</text:p>
          </table:table-cell>
          <table:table-cell table:style-name="ce2" table:formula="of:=MID([.$A2]; SEARCH(&quot;,&quot;;[.$A2])+2; LEN([.$A2])-SEARCH(&quot;,&quot;;[.$A2]))" office:value-type="string" office:string-value="ANA INÉS" calcext:value-type="string">
            <text:p>ANA INÉS</text:p>
          </table:table-cell>
          <table:table-cell table:style-name="ce2" table:formula="of:=PROPER([.$E2] &amp; &quot; &quot; &amp; [.$D2])" office:value-type="string" office:string-value="Ana Inés Bastardas Franch" calcext:value-type="string">
            <text:p>Ana Inés Bastardas Franch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BADIAS MASANA, IVET</text:p>
          </table:table-cell>
          <table:table-cell table:style-name="ce2" table:formula="of:=LEN([.$A3])" office:value-type="float" office:value="20" calcext:value-type="float">
            <text:p>20</text:p>
          </table:table-cell>
          <table:table-cell table:style-name="ce2" table:formula="of:=SEARCH(&quot;,&quot;;[.$A3])" office:value-type="float" office:value="15" calcext:value-type="float">
            <text:p>15</text:p>
          </table:table-cell>
          <table:table-cell table:style-name="ce2" table:formula="of:=LEFT([.$A3]; SEARCH(&quot;,&quot;;[.$A3]) - 1)" office:value-type="string" office:string-value="ABADIAS MASANA" calcext:value-type="string">
            <text:p>ABADIAS MASANA</text:p>
          </table:table-cell>
          <table:table-cell table:style-name="ce2" table:formula="of:=MID([.$A3]; SEARCH(&quot;,&quot;;[.$A3])+2; LEN([.$A3])-SEARCH(&quot;,&quot;;[.$A3]))" office:value-type="string" office:string-value="IVET" calcext:value-type="string">
            <text:p>IVET</text:p>
          </table:table-cell>
          <table:table-cell table:style-name="ce2" table:formula="of:=PROPER([.$E3] &amp; &quot; &quot; &amp; [.$D3])" office:value-type="string" office:string-value="Ivet Abadias Masana" calcext:value-type="string">
            <text:p>Ivet Abadias Masan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EVALO SANCHEZ, JÚLIA</text:p>
          </table:table-cell>
          <table:table-cell table:style-name="ce2" table:formula="of:=LEN([.$A4])" office:value-type="float" office:value="22" calcext:value-type="float">
            <text:p>22</text:p>
          </table:table-cell>
          <table:table-cell table:style-name="ce2" table:formula="of:=SEARCH(&quot;,&quot;;[.$A4])" office:value-type="float" office:value="16" calcext:value-type="float">
            <text:p>16</text:p>
          </table:table-cell>
          <table:table-cell table:style-name="ce2" table:formula="of:=LEFT([.$A4]; SEARCH(&quot;,&quot;;[.$A4]) - 1)" office:value-type="string" office:string-value="AREVALO SANCHEZ" calcext:value-type="string">
            <text:p>AREVALO SANCHEZ</text:p>
          </table:table-cell>
          <table:table-cell table:style-name="ce2" table:formula="of:=MID([.$A4]; SEARCH(&quot;,&quot;;[.$A4])+2; LEN([.$A4])-SEARCH(&quot;,&quot;;[.$A4]))" office:value-type="string" office:string-value="JÚLIA" calcext:value-type="string">
            <text:p>JÚLIA</text:p>
          </table:table-cell>
          <table:table-cell table:style-name="ce2" table:formula="of:=PROPER([.$E4] &amp; &quot; &quot; &amp; [.$D4])" office:value-type="string" office:string-value="Júlia Arevalo Sanchez" calcext:value-type="string">
            <text:p>Júlia Arevalo Sanche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NS MULET, DANIEL</text:p>
          </table:table-cell>
          <table:table-cell table:style-name="ce2" table:formula="of:=LEN([.$A5])" office:value-type="float" office:value="19" calcext:value-type="float">
            <text:p>19</text:p>
          </table:table-cell>
          <table:table-cell table:style-name="ce2" table:formula="of:=SEARCH(&quot;,&quot;;[.$A5])" office:value-type="float" office:value="12" calcext:value-type="float">
            <text:p>12</text:p>
          </table:table-cell>
          <table:table-cell table:style-name="ce2" table:formula="of:=LEFT([.$A5]; SEARCH(&quot;,&quot;;[.$A5]) - 1)" office:value-type="string" office:string-value="ALINS MULET" calcext:value-type="string">
            <text:p>ALINS MULET</text:p>
          </table:table-cell>
          <table:table-cell table:style-name="ce2" table:formula="of:=MID([.$A5]; SEARCH(&quot;,&quot;;[.$A5])+2; LEN([.$A5])-SEARCH(&quot;,&quot;;[.$A5]))" office:value-type="string" office:string-value="DANIEL" calcext:value-type="string">
            <text:p>DANIEL</text:p>
          </table:table-cell>
          <table:table-cell table:style-name="ce2" table:formula="of:=PROPER([.$E5] &amp; &quot; &quot; &amp; [.$D5])" office:value-type="string" office:string-value="Daniel Alins Mulet" calcext:value-type="string">
            <text:p>Daniel Alins Mule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ARCIA GONZÁLEZ, ABEL</text:p>
          </table:table-cell>
          <table:table-cell table:style-name="ce2" table:formula="of:=LEN([.$A6])" office:value-type="float" office:value="21" calcext:value-type="float">
            <text:p>21</text:p>
          </table:table-cell>
          <table:table-cell table:style-name="ce2" table:formula="of:=SEARCH(&quot;,&quot;;[.$A6])" office:value-type="float" office:value="16" calcext:value-type="float">
            <text:p>16</text:p>
          </table:table-cell>
          <table:table-cell table:style-name="ce2" table:formula="of:=LEFT([.$A6]; SEARCH(&quot;,&quot;;[.$A6]) - 1)" office:value-type="string" office:string-value="GARCIA GONZÁLEZ" calcext:value-type="string">
            <text:p>GARCIA GONZÁLEZ</text:p>
          </table:table-cell>
          <table:table-cell table:style-name="ce2" table:formula="of:=MID([.$A6]; SEARCH(&quot;,&quot;;[.$A6])+2; LEN([.$A6])-SEARCH(&quot;,&quot;;[.$A6]))" office:value-type="string" office:string-value="ABEL" calcext:value-type="string">
            <text:p>ABEL</text:p>
          </table:table-cell>
          <table:table-cell table:style-name="ce2" table:formula="of:=PROPER([.$E6] &amp; &quot; &quot; &amp; [.$D6])" office:value-type="string" office:string-value="Abel Garcia González" calcext:value-type="string">
            <text:p>Abel Garcia Gonzále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VAREZ PARCERISA, IRENE</text:p>
          </table:table-cell>
          <table:table-cell table:style-name="ce2" table:formula="of:=LEN([.$A7])" office:value-type="float" office:value="24" calcext:value-type="float">
            <text:p>24</text:p>
          </table:table-cell>
          <table:table-cell table:style-name="ce2" table:formula="of:=SEARCH(&quot;,&quot;;[.$A7])" office:value-type="float" office:value="18" calcext:value-type="float">
            <text:p>18</text:p>
          </table:table-cell>
          <table:table-cell table:style-name="ce2" table:formula="of:=LEFT([.$A7]; SEARCH(&quot;,&quot;;[.$A7]) - 1)" office:value-type="string" office:string-value="ALVAREZ PARCERISA" calcext:value-type="string">
            <text:p>ALVAREZ PARCERISA</text:p>
          </table:table-cell>
          <table:table-cell table:style-name="ce2" table:formula="of:=MID([.$A7]; SEARCH(&quot;,&quot;;[.$A7])+2; LEN([.$A7])-SEARCH(&quot;,&quot;;[.$A7]))" office:value-type="string" office:string-value="IRENE" calcext:value-type="string">
            <text:p>IRENE</text:p>
          </table:table-cell>
          <table:table-cell table:style-name="ce2" table:formula="of:=PROPER([.$E7] &amp; &quot; &quot; &amp; [.$D7])" office:value-type="string" office:string-value="Irene Alvarez Parcerisa" calcext:value-type="string">
            <text:p>Irene Alvarez Parceris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SAS ANDRÉS, ADRIÀ</text:p>
          </table:table-cell>
          <table:table-cell table:style-name="ce2" table:formula="of:=LEN([.$A8])" office:value-type="float" office:value="19" calcext:value-type="float">
            <text:p>19</text:p>
          </table:table-cell>
          <table:table-cell table:style-name="ce2" table:formula="of:=SEARCH(&quot;,&quot;;[.$A8])" office:value-type="float" office:value="13" calcext:value-type="float">
            <text:p>13</text:p>
          </table:table-cell>
          <table:table-cell table:style-name="ce2" table:formula="of:=LEFT([.$A8]; SEARCH(&quot;,&quot;;[.$A8]) - 1)" office:value-type="string" office:string-value="CASAS ANDRÉS" calcext:value-type="string">
            <text:p>CASAS ANDRÉS</text:p>
          </table:table-cell>
          <table:table-cell table:style-name="ce2" table:formula="of:=MID([.$A8]; SEARCH(&quot;,&quot;;[.$A8])+2; LEN([.$A8])-SEARCH(&quot;,&quot;;[.$A8]))" office:value-type="string" office:string-value="ADRIÀ" calcext:value-type="string">
            <text:p>ADRIÀ</text:p>
          </table:table-cell>
          <table:table-cell table:style-name="ce2" table:formula="of:=PROPER([.$E8] &amp; &quot; &quot; &amp; [.$D8])" office:value-type="string" office:string-value="Adrià Casas Andrés" calcext:value-type="string">
            <text:p>Adrià Casas André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RALES GESE, JAIRO</text:p>
          </table:table-cell>
          <table:table-cell table:style-name="ce2" table:formula="of:=LEN([.$A9])" office:value-type="float" office:value="19" calcext:value-type="float">
            <text:p>19</text:p>
          </table:table-cell>
          <table:table-cell table:style-name="ce2" table:formula="of:=SEARCH(&quot;,&quot;;[.$A9])" office:value-type="float" office:value="13" calcext:value-type="float">
            <text:p>13</text:p>
          </table:table-cell>
          <table:table-cell table:style-name="ce2" table:formula="of:=LEFT([.$A9]; SEARCH(&quot;,&quot;;[.$A9]) - 1)" office:value-type="string" office:string-value="MORALES GESE" calcext:value-type="string">
            <text:p>MORALES GESE</text:p>
          </table:table-cell>
          <table:table-cell table:style-name="ce2" table:formula="of:=MID([.$A9]; SEARCH(&quot;,&quot;;[.$A9])+2; LEN([.$A9])-SEARCH(&quot;,&quot;;[.$A9]))" office:value-type="string" office:string-value="JAIRO" calcext:value-type="string">
            <text:p>JAIRO</text:p>
          </table:table-cell>
          <table:table-cell table:style-name="ce2" table:formula="of:=PROPER([.$E9] &amp; &quot; &quot; &amp; [.$D9])" office:value-type="string" office:string-value="Jairo Morales Gese" calcext:value-type="string">
            <text:p>Jairo Morales Ge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RALDÉS MARTORELL, CRISTINA</text:p>
          </table:table-cell>
          <table:table-cell table:style-name="ce2" table:formula="of:=LEN([.$A10])" office:value-type="float" office:value="28" calcext:value-type="float">
            <text:p>28</text:p>
          </table:table-cell>
          <table:table-cell table:style-name="ce2" table:formula="of:=SEARCH(&quot;,&quot;;[.$A10])" office:value-type="float" office:value="19" calcext:value-type="float">
            <text:p>19</text:p>
          </table:table-cell>
          <table:table-cell table:style-name="ce2" table:formula="of:=LEFT([.$A10]; SEARCH(&quot;,&quot;;[.$A10]) - 1)" office:value-type="string" office:string-value="BARALDÉS MARTORELL" calcext:value-type="string">
            <text:p>BARALDÉS MARTORELL</text:p>
          </table:table-cell>
          <table:table-cell table:style-name="ce2" table:formula="of:=MID([.$A10]; SEARCH(&quot;,&quot;;[.$A10])+2; LEN([.$A10])-SEARCH(&quot;,&quot;;[.$A10]))" office:value-type="string" office:string-value="CRISTINA" calcext:value-type="string">
            <text:p>CRISTINA</text:p>
          </table:table-cell>
          <table:table-cell table:style-name="ce2" table:formula="of:=PROPER([.$E10] &amp; &quot; &quot; &amp; [.$D10])" office:value-type="string" office:string-value="Cristina Baraldés Martorell" calcext:value-type="string">
            <text:p>Cristina Baraldés Martorel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OCA GÓMEZ, DAVID</text:p>
          </table:table-cell>
          <table:table-cell table:style-name="ce2" table:formula="of:=LEN([.$A11])" office:value-type="float" office:value="18" calcext:value-type="float">
            <text:p>18</text:p>
          </table:table-cell>
          <table:table-cell table:style-name="ce2" table:formula="of:=SEARCH(&quot;,&quot;;[.$A11])" office:value-type="float" office:value="12" calcext:value-type="float">
            <text:p>12</text:p>
          </table:table-cell>
          <table:table-cell table:style-name="ce2" table:formula="of:=LEFT([.$A11]; SEARCH(&quot;,&quot;;[.$A11]) - 1)" office:value-type="string" office:string-value="AROCA GÓMEZ" calcext:value-type="string">
            <text:p>AROCA GÓMEZ</text:p>
          </table:table-cell>
          <table:table-cell table:style-name="ce2" table:formula="of:=MID([.$A11]; SEARCH(&quot;,&quot;;[.$A11])+2; LEN([.$A11])-SEARCH(&quot;,&quot;;[.$A11]))" office:value-type="string" office:string-value="DAVID" calcext:value-type="string">
            <text:p>DAVID</text:p>
          </table:table-cell>
          <table:table-cell table:style-name="ce2" table:formula="of:=PROPER([.$E11] &amp; &quot; &quot; &amp; [.$D11])" office:value-type="string" office:string-value="David Aroca Gómez" calcext:value-type="string">
            <text:p>David Aroca Góme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UEDA ALVAREZ, ADRIÀ</text:p>
          </table:table-cell>
          <table:table-cell table:style-name="ce2" table:formula="of:=LEN([.$A12])" office:value-type="float" office:value="20" calcext:value-type="float">
            <text:p>20</text:p>
          </table:table-cell>
          <table:table-cell table:style-name="ce2" table:formula="of:=SEARCH(&quot;,&quot;;[.$A12])" office:value-type="float" office:value="14" calcext:value-type="float">
            <text:p>14</text:p>
          </table:table-cell>
          <table:table-cell table:style-name="ce2" table:formula="of:=LEFT([.$A12]; SEARCH(&quot;,&quot;;[.$A12]) - 1)" office:value-type="string" office:string-value="RUEDA ALVAREZ" calcext:value-type="string">
            <text:p>RUEDA ALVAREZ</text:p>
          </table:table-cell>
          <table:table-cell table:style-name="ce2" table:formula="of:=MID([.$A12]; SEARCH(&quot;,&quot;;[.$A12])+2; LEN([.$A12])-SEARCH(&quot;,&quot;;[.$A12]))" office:value-type="string" office:string-value="ADRIÀ" calcext:value-type="string">
            <text:p>ADRIÀ</text:p>
          </table:table-cell>
          <table:table-cell table:style-name="ce2" table:formula="of:=PROPER([.$E12] &amp; &quot; &quot; &amp; [.$D12])" office:value-type="string" office:string-value="Adrià Rueda Alvarez" calcext:value-type="string">
            <text:p>Adrià Rueda Alvare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VAREZ DOMENECH, LUCIA</text:p>
          </table:table-cell>
          <table:table-cell table:style-name="ce2" table:formula="of:=LEN([.$A13])" office:value-type="float" office:value="23" calcext:value-type="float">
            <text:p>23</text:p>
          </table:table-cell>
          <table:table-cell table:style-name="ce2" table:formula="of:=SEARCH(&quot;,&quot;;[.$A13])" office:value-type="float" office:value="17" calcext:value-type="float">
            <text:p>17</text:p>
          </table:table-cell>
          <table:table-cell table:style-name="ce2" table:formula="of:=LEFT([.$A13]; SEARCH(&quot;,&quot;;[.$A13]) - 1)" office:value-type="string" office:string-value="ALVAREZ DOMENECH" calcext:value-type="string">
            <text:p>ALVAREZ DOMENECH</text:p>
          </table:table-cell>
          <table:table-cell table:style-name="ce2" table:formula="of:=MID([.$A13]; SEARCH(&quot;,&quot;;[.$A13])+2; LEN([.$A13])-SEARCH(&quot;,&quot;;[.$A13]))" office:value-type="string" office:string-value="LUCIA" calcext:value-type="string">
            <text:p>LUCIA</text:p>
          </table:table-cell>
          <table:table-cell table:style-name="ce2" table:formula="of:=PROPER([.$E13] &amp; &quot; &quot; &amp; [.$D13])" office:value-type="string" office:string-value="Lucia Alvarez Domenech" calcext:value-type="string">
            <text:p>Lucia Alvarez Domenech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OIX GONZÁLEZ, CARLA</text:p>
          </table:table-cell>
          <table:table-cell table:style-name="ce2" table:formula="of:=LEN([.$A14])" office:value-type="float" office:value="20" calcext:value-type="float">
            <text:p>20</text:p>
          </table:table-cell>
          <table:table-cell table:style-name="ce2" table:formula="of:=SEARCH(&quot;,&quot;;[.$A14])" office:value-type="float" office:value="14" calcext:value-type="float">
            <text:p>14</text:p>
          </table:table-cell>
          <table:table-cell table:style-name="ce2" table:formula="of:=LEFT([.$A14]; SEARCH(&quot;,&quot;;[.$A14]) - 1)" office:value-type="string" office:string-value="BOIX GONZÁLEZ" calcext:value-type="string">
            <text:p>BOIX GONZÁLEZ</text:p>
          </table:table-cell>
          <table:table-cell table:style-name="ce2" table:formula="of:=MID([.$A14]; SEARCH(&quot;,&quot;;[.$A14])+2; LEN([.$A14])-SEARCH(&quot;,&quot;;[.$A14]))" office:value-type="string" office:string-value="CARLA" calcext:value-type="string">
            <text:p>CARLA</text:p>
          </table:table-cell>
          <table:table-cell table:style-name="ce2" table:formula="of:=PROPER([.$E14] &amp; &quot; &quot; &amp; [.$D14])" office:value-type="string" office:string-value="Carla Boix González" calcext:value-type="string">
            <text:p>Carla Boix Gonzále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RALDÉS MONRÓS, ADRIÀ</text:p>
          </table:table-cell>
          <table:table-cell table:style-name="ce2" table:formula="of:=LEN([.$A15])" office:value-type="float" office:value="22" calcext:value-type="float">
            <text:p>22</text:p>
          </table:table-cell>
          <table:table-cell table:style-name="ce2" table:formula="of:=SEARCH(&quot;,&quot;;[.$A15])" office:value-type="float" office:value="16" calcext:value-type="float">
            <text:p>16</text:p>
          </table:table-cell>
          <table:table-cell table:style-name="ce2" table:formula="of:=LEFT([.$A15]; SEARCH(&quot;,&quot;;[.$A15]) - 1)" office:value-type="string" office:string-value="BARALDÉS MONRÓS" calcext:value-type="string">
            <text:p>BARALDÉS MONRÓS</text:p>
          </table:table-cell>
          <table:table-cell table:style-name="ce2" table:formula="of:=MID([.$A15]; SEARCH(&quot;,&quot;;[.$A15])+2; LEN([.$A15])-SEARCH(&quot;,&quot;;[.$A15]))" office:value-type="string" office:string-value="ADRIÀ" calcext:value-type="string">
            <text:p>ADRIÀ</text:p>
          </table:table-cell>
          <table:table-cell table:style-name="ce2" table:formula="of:=PROPER([.$E15] &amp; &quot; &quot; &amp; [.$D15])" office:value-type="string" office:string-value="Adrià Baraldés Monrós" calcext:value-type="string">
            <text:p>Adrià Baraldés Monró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GUILERA MERINO, MARTA</text:p>
          </table:table-cell>
          <table:table-cell table:style-name="ce2" table:formula="of:=LEN([.$A16])" office:value-type="float" office:value="22" calcext:value-type="float">
            <text:p>22</text:p>
          </table:table-cell>
          <table:table-cell table:style-name="ce2" table:formula="of:=SEARCH(&quot;,&quot;;[.$A16])" office:value-type="float" office:value="16" calcext:value-type="float">
            <text:p>16</text:p>
          </table:table-cell>
          <table:table-cell table:style-name="ce2" table:formula="of:=LEFT([.$A16]; SEARCH(&quot;,&quot;;[.$A16]) - 1)" office:value-type="string" office:string-value="AGUILERA MERINO" calcext:value-type="string">
            <text:p>AGUILERA MERINO</text:p>
          </table:table-cell>
          <table:table-cell table:style-name="ce2" table:formula="of:=MID([.$A16]; SEARCH(&quot;,&quot;;[.$A16])+2; LEN([.$A16])-SEARCH(&quot;,&quot;;[.$A16]))" office:value-type="string" office:string-value="MARTA" calcext:value-type="string">
            <text:p>MARTA</text:p>
          </table:table-cell>
          <table:table-cell table:style-name="ce2" table:formula="of:=PROPER([.$E16] &amp; &quot; &quot; &amp; [.$D16])" office:value-type="string" office:string-value="Marta Aguilera Merino" calcext:value-type="string">
            <text:p>Marta Aguilera Meri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REA D'HAENE, MARC</text:p>
          </table:table-cell>
          <table:table-cell table:style-name="ce2" table:formula="of:=LEN([.$A17])" office:value-type="float" office:value="19" calcext:value-type="float">
            <text:p>19</text:p>
          </table:table-cell>
          <table:table-cell table:style-name="ce2" table:formula="of:=SEARCH(&quot;,&quot;;[.$A17])" office:value-type="float" office:value="14" calcext:value-type="float">
            <text:p>14</text:p>
          </table:table-cell>
          <table:table-cell table:style-name="ce2" table:formula="of:=LEFT([.$A17]; SEARCH(&quot;,&quot;;[.$A17]) - 1)" office:value-type="string" office:string-value="BAREA D'HAENE" calcext:value-type="string">
            <text:p>BAREA D'HAENE</text:p>
          </table:table-cell>
          <table:table-cell table:style-name="ce2" table:formula="of:=MID([.$A17]; SEARCH(&quot;,&quot;;[.$A17])+2; LEN([.$A17])-SEARCH(&quot;,&quot;;[.$A17]))" office:value-type="string" office:string-value="MARC" calcext:value-type="string">
            <text:p>MARC</text:p>
          </table:table-cell>
          <table:table-cell table:style-name="ce2" table:formula="of:=PROPER([.$E17] &amp; &quot; &quot; &amp; [.$D17])" office:value-type="string" office:string-value="Marc Barea D'Haene" calcext:value-type="string">
            <text:p>Marc Barea D'Haen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RROSO D'HAENE, ALEX</text:p>
          </table:table-cell>
          <table:table-cell table:style-name="ce2" table:formula="of:=LEN([.$A18])" office:value-type="float" office:value="21" calcext:value-type="float">
            <text:p>21</text:p>
          </table:table-cell>
          <table:table-cell table:style-name="ce2" table:formula="of:=SEARCH(&quot;,&quot;;[.$A18])" office:value-type="float" office:value="16" calcext:value-type="float">
            <text:p>16</text:p>
          </table:table-cell>
          <table:table-cell table:style-name="ce2" table:formula="of:=LEFT([.$A18]; SEARCH(&quot;,&quot;;[.$A18]) - 1)" office:value-type="string" office:string-value="BARROSO D'HAENE" calcext:value-type="string">
            <text:p>BARROSO D'HAENE</text:p>
          </table:table-cell>
          <table:table-cell table:style-name="ce2" table:formula="of:=MID([.$A18]; SEARCH(&quot;,&quot;;[.$A18])+2; LEN([.$A18])-SEARCH(&quot;,&quot;;[.$A18]))" office:value-type="string" office:string-value="ALEX" calcext:value-type="string">
            <text:p>ALEX</text:p>
          </table:table-cell>
          <table:table-cell table:style-name="ce2" table:formula="of:=PROPER([.$E18] &amp; &quot; &quot; &amp; [.$D18])" office:value-type="string" office:string-value="Alex Barroso D'Haene" calcext:value-type="string">
            <text:p>Alex Barroso D'Haen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SOLO UNA FÓRMULA</text:p>
          </table:table-cell>
          <table:table-cell table:formula="of:=PROPER(MID([.A2];SEARCH(&quot;,&quot;;[.A2])+2;LEN([.A2])) &amp; &quot; &quot; &amp; LEFT([.A2];SEARCH(&quot;,&quot;;[.A2])-1))" office:value-type="string" office:string-value="Ana Inés Bastardas Franch" calcext:value-type="string">
            <text:p>Ana Inés Bastardas Franch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3];SEARCH(&quot;,&quot;;[.A3])+2;LEN([.A3])) &amp; &quot; &quot; &amp; LEFT([.A3];SEARCH(&quot;,&quot;;[.A3])-1))" office:value-type="string" office:string-value="Ivet Abadias Masana" calcext:value-type="string">
            <text:p>Ivet Abadias Masana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4];SEARCH(&quot;,&quot;;[.A4])+2;LEN([.A4])) &amp; &quot; &quot; &amp; LEFT([.A4];SEARCH(&quot;,&quot;;[.A4])-1))" office:value-type="string" office:string-value="Júlia Arevalo Sanchez" calcext:value-type="string">
            <text:p>Júlia Arevalo Sanchez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5];SEARCH(&quot;,&quot;;[.A5])+2;LEN([.A5])) &amp; &quot; &quot; &amp; LEFT([.A5];SEARCH(&quot;,&quot;;[.A5])-1))" office:value-type="string" office:string-value="Daniel Alins Mulet" calcext:value-type="string">
            <text:p>Daniel Alins Mule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6];SEARCH(&quot;,&quot;;[.A6])+2;LEN([.A6])) &amp; &quot; &quot; &amp; LEFT([.A6];SEARCH(&quot;,&quot;;[.A6])-1))" office:value-type="string" office:string-value="Abel Garcia González" calcext:value-type="string">
            <text:p>Abel Garcia González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7];SEARCH(&quot;,&quot;;[.A7])+2;LEN([.A7])) &amp; &quot; &quot; &amp; LEFT([.A7];SEARCH(&quot;,&quot;;[.A7])-1))" office:value-type="string" office:string-value="Irene Alvarez Parcerisa" calcext:value-type="string">
            <text:p>Irene Alvarez Parcerisa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8];SEARCH(&quot;,&quot;;[.A8])+2;LEN([.A8])) &amp; &quot; &quot; &amp; LEFT([.A8];SEARCH(&quot;,&quot;;[.A8])-1))" office:value-type="string" office:string-value="Adrià Casas Andrés" calcext:value-type="string">
            <text:p>Adrià Casas André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9];SEARCH(&quot;,&quot;;[.A9])+2;LEN([.A9])) &amp; &quot; &quot; &amp; LEFT([.A9];SEARCH(&quot;,&quot;;[.A9])-1))" office:value-type="string" office:string-value="Jairo Morales Gese" calcext:value-type="string">
            <text:p>Jairo Morales Gese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0];SEARCH(&quot;,&quot;;[.A10])+2;LEN([.A10])) &amp; &quot; &quot; &amp; LEFT([.A10];SEARCH(&quot;,&quot;;[.A10])-1))" office:value-type="string" office:string-value="Cristina Baraldés Martorell" calcext:value-type="string">
            <text:p>Cristina Baraldés Martorell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1];SEARCH(&quot;,&quot;;[.A11])+2;LEN([.A11])) &amp; &quot; &quot; &amp; LEFT([.A11];SEARCH(&quot;,&quot;;[.A11])-1))" office:value-type="string" office:string-value="David Aroca Gómez" calcext:value-type="string">
            <text:p>David Aroca Gómez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2];SEARCH(&quot;,&quot;;[.A12])+2;LEN([.A12])) &amp; &quot; &quot; &amp; LEFT([.A12];SEARCH(&quot;,&quot;;[.A12])-1))" office:value-type="string" office:string-value="Adrià Rueda Alvarez" calcext:value-type="string">
            <text:p>Adrià Rueda Alvarez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3];SEARCH(&quot;,&quot;;[.A13])+2;LEN([.A13])) &amp; &quot; &quot; &amp; LEFT([.A13];SEARCH(&quot;,&quot;;[.A13])-1))" office:value-type="string" office:string-value="Lucia Alvarez Domenech" calcext:value-type="string">
            <text:p>Lucia Alvarez Domenech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4];SEARCH(&quot;,&quot;;[.A14])+2;LEN([.A14])) &amp; &quot; &quot; &amp; LEFT([.A14];SEARCH(&quot;,&quot;;[.A14])-1))" office:value-type="string" office:string-value="Carla Boix González" calcext:value-type="string">
            <text:p>Carla Boix González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5];SEARCH(&quot;,&quot;;[.A15])+2;LEN([.A15])) &amp; &quot; &quot; &amp; LEFT([.A15];SEARCH(&quot;,&quot;;[.A15])-1))" office:value-type="string" office:string-value="Adrià Baraldés Monrós" calcext:value-type="string">
            <text:p>Adrià Baraldés Monró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6];SEARCH(&quot;,&quot;;[.A16])+2;LEN([.A16])) &amp; &quot; &quot; &amp; LEFT([.A16];SEARCH(&quot;,&quot;;[.A16])-1))" office:value-type="string" office:string-value="Marta Aguilera Merino" calcext:value-type="string">
            <text:p>Marta Aguilera Merino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7];SEARCH(&quot;,&quot;;[.A17])+2;LEN([.A17])) &amp; &quot; &quot; &amp; LEFT([.A17];SEARCH(&quot;,&quot;;[.A17])-1))" office:value-type="string" office:string-value="Marc Barea D'Haene" calcext:value-type="string">
            <text:p>Marc Barea D'Haene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PROPER(MID([.A18];SEARCH(&quot;,&quot;;[.A18])+2;LEN([.A18])) &amp; &quot; &quot; &amp; LEFT([.A18];SEARCH(&quot;,&quot;;[.A18])-1))" office:value-type="string" office:string-value="Alex Barroso D'Haene" calcext:value-type="string">
            <text:p>Alex Barroso D'Haen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3:21:11.840521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7:49:57.265000000</meta:creation-date>
    <dc:date>2025-04-27T00:43:45.946468000</dc:date>
    <meta:editing-duration>PT11M59S</meta:editing-duration>
    <meta:editing-cycles>2</meta:editing-cycles>
    <meta:generator>LibreOffice/25.2.2.2$Windows_X86_64 LibreOffice_project/7370d4be9e3cf6031a51beef54ff3bda878e3fac</meta:generator>
    <meta:document-statistic meta:table-count="1" meta:cell-count="126" meta:object-count="0"/>
  </office:meta>
</office:document-meta>
</file>